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34e1"/>
    </style:style>
    <style:style style:name="P2" style:family="paragraph" style:parent-style-name="Standard">
      <style:text-properties officeooo:rsid="001a34e1" officeooo:paragraph-rsid="001a34e1"/>
    </style:style>
    <style:style style:name="P3" style:family="paragraph" style:parent-style-name="Standard">
      <style:text-properties officeooo:rsid="001a34e1" officeooo:paragraph-rsid="001a7ba3"/>
    </style:style>
    <style:style style:name="P4" style:family="paragraph" style:parent-style-name="Standard">
      <style:text-properties officeooo:rsid="001a7ba3" officeooo:paragraph-rsid="001a7ba3"/>
    </style:style>
    <style:style style:name="P5" style:family="paragraph" style:parent-style-name="Standard">
      <style:text-properties officeooo:paragraph-rsid="001ef959"/>
    </style:style>
    <style:style style:name="P6" style:family="paragraph" style:parent-style-name="Standard">
      <style:text-properties officeooo:rsid="0023a0bd" officeooo:paragraph-rsid="0023a0bd"/>
    </style:style>
    <style:style style:name="P7" style:family="paragraph" style:parent-style-name="Standard">
      <style:text-properties officeooo:rsid="0036feec" officeooo:paragraph-rsid="0036feec"/>
    </style:style>
    <style:style style:name="P8" style:family="paragraph" style:parent-style-name="Standard">
      <style:text-properties officeooo:rsid="00385f60" officeooo:paragraph-rsid="00385f60"/>
    </style:style>
    <style:style style:name="P9" style:family="paragraph" style:parent-style-name="Text_20_body">
      <style:text-properties officeooo:rsid="001a7ba3" officeooo:paragraph-rsid="001a7ba3"/>
    </style:style>
    <style:style style:name="P10" style:family="paragraph" style:parent-style-name="Text_20_body">
      <style:text-properties officeooo:paragraph-rsid="0022b751"/>
    </style:style>
    <style:style style:name="P11" style:family="paragraph" style:parent-style-name="Text_20_body">
      <style:text-properties fo:font-variant="normal" fo:text-transform="none" fo:color="#1d1c1d" style:font-name="Slack-Lato" fo:font-size="11.25pt" fo:letter-spacing="normal" fo:font-style="normal" fo:font-weight="normal" officeooo:paragraph-rsid="0022b751"/>
    </style:style>
    <style:style style:name="P12" style:family="paragraph" style:parent-style-name="Text_20_body">
      <style:text-properties fo:font-variant="normal" fo:text-transform="none" fo:color="#1d1c1d" style:font-name="Slack-Lato" fo:font-size="11.25pt" fo:letter-spacing="normal" fo:font-style="normal" fo:font-weight="normal" officeooo:rsid="002b3af9" officeooo:paragraph-rsid="002b3af9"/>
    </style:style>
    <style:style style:name="P13" style:family="paragraph" style:parent-style-name="Text_20_body">
      <style:text-properties fo:font-variant="normal" fo:text-transform="none" fo:color="#1d1c1d" style:font-name="Slack-Lato" fo:font-size="11.25pt" fo:letter-spacing="normal" fo:font-style="normal" fo:font-weight="normal" officeooo:rsid="002c017b" officeooo:paragraph-rsid="002c017b"/>
    </style:style>
    <style:style style:name="P14" style:family="paragraph" style:parent-style-name="Text_20_body">
      <style:text-properties fo:font-variant="normal" fo:text-transform="none" fo:color="#1d1c1d" style:font-name="Slack-Lato" fo:font-size="11.25pt" fo:letter-spacing="normal" fo:font-style="normal" fo:font-weight="normal" officeooo:rsid="002dcf4c" officeooo:paragraph-rsid="002dcf4c"/>
    </style:style>
    <style:style style:name="P15" style:family="paragraph" style:parent-style-name="Text_20_body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normal" officeooo:rsid="00355a02" officeooo:paragraph-rsid="00355a02" fo:background-color="#ffffff" loext:padding="0in" loext:border="none"/>
    </style:style>
    <style:style style:name="P16" style:family="paragraph" style:parent-style-name="Text_20_body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normal" officeooo:rsid="00357647" officeooo:paragraph-rsid="00357647" fo:background-color="#ffffff" loext:padding="0in" loext:border="none"/>
    </style:style>
    <style:style style:name="P17" style:family="paragraph" style:parent-style-name="Text_20_body">
      <style:text-properties officeooo:paragraph-rsid="001ef959"/>
    </style:style>
    <style:style style:name="P18" style:family="paragraph" style:parent-style-name="Text_20_body">
      <style:text-properties officeooo:rsid="002631cb" officeooo:paragraph-rsid="002631cb"/>
    </style:style>
    <style:style style:name="P19" style:family="paragraph" style:parent-style-name="Text_20_body">
      <style:text-properties officeooo:rsid="00280ac2" officeooo:paragraph-rsid="00280ac2"/>
    </style:style>
    <style:style style:name="P20" style:family="paragraph" style:parent-style-name="Text_20_body">
      <style:text-properties officeooo:rsid="0029bf01" officeooo:paragraph-rsid="0029bf01"/>
    </style:style>
    <style:style style:name="P21" style:family="paragraph" style:parent-style-name="Text_20_body">
      <style:text-properties officeooo:rsid="002b3af9" officeooo:paragraph-rsid="002b3af9"/>
    </style:style>
    <style:style style:name="P22" style:family="paragraph" style:parent-style-name="Text_20_body">
      <style:text-properties officeooo:rsid="002f9122" officeooo:paragraph-rsid="002f9122"/>
    </style:style>
    <style:style style:name="P23" style:family="paragraph" style:parent-style-name="Text_20_body">
      <style:text-properties officeooo:paragraph-rsid="002631cb"/>
    </style:style>
    <style:style style:name="P24" style:family="paragraph" style:parent-style-name="Text_20_body">
      <style:text-properties officeooo:rsid="0036feec" officeooo:paragraph-rsid="0036feec"/>
    </style:style>
    <style:style style:name="P25" style:family="paragraph" style:parent-style-name="Standard">
      <style:text-properties officeooo:rsid="00385f60" officeooo:paragraph-rsid="00385f60"/>
    </style:style>
    <style:style style:name="P26" style:family="paragraph" style:parent-style-name="Standard">
      <style:text-properties officeooo:rsid="003c8ed6" officeooo:paragraph-rsid="003c8ed6"/>
    </style:style>
    <style:style style:name="P27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3c8ed6" officeooo:paragraph-rsid="003c8ed6"/>
    </style:style>
    <style:style style:name="T1" style:family="text">
      <style:text-properties officeooo:rsid="001a7ba3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1e5fe1"/>
    </style:style>
    <style:style style:name="T4" style:family="text">
      <style:text-properties officeooo:rsid="001ef959"/>
    </style:style>
    <style:style style:name="T5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normal" fo:background-color="#ffffff" loext:char-shading-value="0" loext:padding="0in" loext:border="none"/>
    </style:style>
    <style:style style:name="T7" style:family="text">
      <style:text-properties officeooo:rsid="002432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namelix.com/" text:style-name="Internet_20_link" text:visited-style-name="Visited_20_Internet_20_Link">https://namelix.com/</text:a></text:p>
      <text:p text:style-name="P1"><text:a xlink:type="simple" xlink:href="https://namelix.com/" office:target-frame-name="_blank" xlink:show="new" text:style-name="Internet_20_link" text:visited-style-name="Visited_20_Internet_20_Link">Business Name Generator - free AI-powered naming tool – Namelix</text:a></text:p>
      <text:p text:style-name="P1"/>
      <text:p text:style-name="P2"><text:a xlink:type="simple" xlink:href="http://www.github.com/" office:target-frame-name="_blank" xlink:show="new" text:style-name="Internet_20_link" text:visited-style-name="Visited_20_Internet_20_Link">www.github.com</text:a></text:p>
      <text:p text:style-name="P2"><text:a xlink:type="simple" xlink:href="mailto:mdhyan.99@gmail.com" text:style-name="Internet_20_link" text:visited-style-name="Visited_20_Internet_20_Link">mdhyan.99@gmail.com</text:a></text:p>
      <text:p text:style-name="P3"><text:s/><text:span text:style-name="T1">Benuztname </text:span></text:p>
      <text:p text:style-name="P3">mdhyan<text:span text:style-name="T1">9</text:span>9</text:p>
      <text:p text:style-name="P4">Password:1989…..!</text:p>
      <text:p text:style-name="P9"><text:a xlink:type="simple" xlink:href="https://pearl.de/" text:style-name="Internet_20_link" text:visited-style-name="Visited_20_Internet_20_Link"><text:span text:style-name="T2">https://pearl.de</text:span></text:a> </text:p>
      <text:p text:style-name="P5"><text:a xlink:type="simple" xlink:href="https://mdhyan99.github.io/Lieb-essen/" text:style-name="Internet_20_link" text:visited-style-name="Visited_20_Internet_20_Link"><text:span text:style-name="T1">https://mdhyan99.github.io/Lieb-essen/</text:span></text:a><text:span text:style-name="T1"> <text:s text:c="3"/></text:span><text:span text:style-name="T3">meinwabseite</text:span></text:p>
      <text:p text:style-name="P5"/>
      <text:p text:style-name="P5"><text:a xlink:type="simple" xlink:href="https://github.com/22-D03-1/bravecoders" office:target-frame-name="_blank" xlink:show="new" text:style-name="Internet_20_link" text:visited-style-name="Visited_20_Internet_20_Link">GitHub - 22-D03-1/bravecoders: Wir sind die Klasse Bravecoders</text:a> <text:s text:c="3"/><text:span text:style-name="T4">klasse github</text:span></text:p>
      <text:p text:style-name="P5"/>
      <text:p text:style-name="P11">Kostenlose hochwertige Bilder findest du auf </text:p>
      <text:p text:style-name="P10"><text:a xlink:type="simple" xlink:href="http://www.unsplash.com/" office:target-frame-name="_blank" xlink:show="new" text:style-name="Internet_20_link" text:visited-style-name="Visited_20_Internet_20_Link"><text:span text:style-name="T5">www.unsplash.com</text:span></text:a></text:p>
      <text:p text:style-name="P5"><text:a xlink:type="simple" xlink:href="https://www.canva.com/ar/" text:style-name="Internet_20_link" text:visited-style-name="Visited_20_Internet_20_Link">https://www.canva.com/ar/</text:a></text:p>
      <text:p text:style-name="P5"><text:s/><text:span text:style-name="T7">LOGO foto erstellen</text:span></text:p>
      <text:p text:style-name="P17"><text:a xlink:type="simple" xlink:href="https://www.tippenakademie.de/schreibtrainer/übungstexte" text:style-name="Internet_20_link" text:visited-style-name="Visited_20_Internet_20_Link"><text:span text:style-name="T2">https://www.tippenakademie.de/schreibtrainer/%C3%BCbungstexte</text:span></text:a> </text:p>
      <text:p text:style-name="P18">tastetür übung</text:p>
      <text:p text:style-name="P18"><text:a xlink:type="simple" xlink:href="https://www.lingoda.com/en/account/course-overview" text:style-name="Internet_20_link" text:visited-style-name="Visited_20_Internet_20_Link">https://www.lingoda.com/en/account/course-overview</text:a></text:p>
      <text:p text:style-name="P19">englisch curs</text:p>
      <text:p text:style-name="P19"><text:a xlink:type="simple" xlink:href="https://www.figma.com/file/OtKSSrTLEvDjGVmveUVYDa/Untitled?node-id=1%3A3" text:style-name="Internet_20_link" text:visited-style-name="Visited_20_Internet_20_Link">https://www.figma.com/file/OtKSSrTLEvDjGVmveUVYDa/Untitled?node-id=1%3A3</text:a></text:p>
      <text:p text:style-name="P20">für Design</text:p>
      <text:p text:style-name="P20"><text:a xlink:type="simple" xlink:href="https://css-tricks.com/snippets/css/a-guide-to-flexbox/" text:style-name="Internet_20_link" text:visited-style-name="Visited_20_Internet_20_Link">https://css-tricks.com/snippets/css/a-guide-to-flexbox/</text:a></text:p>
      <text:p text:style-name="P21">für flexbox</text:p>
      <text:p text:style-name="P12">Kostenlose Photoshop-Alternative: Gimp</text:p>
      <text:p text:style-name="P13">fottosho app</text:p>
      <text:p text:style-name="P14"><text:a xlink:type="simple" xlink:href="https://fontawesome.com/" text:style-name="Internet_20_link" text:visited-style-name="Visited_20_Internet_20_Link">https://fontawesome.com/</text:a></text:p>
      <text:p text:style-name="P14">für icon</text:p>
      <text:p text:style-name="P14">&lt;script src="https://kit.fontawesome.com/20a4bdb3fb.js" crossorigin="anonymous"&gt;&lt;/script&gt; </text:p>
      <text:p text:style-name="P14">für icons in html</text:p>
      <text:p text:style-name="P22">https://getbootstrap.com/ <text:s/>für fertige button und mehr</text:p>
      <text:p text:style-name="P23">React, dann backend, nodejs, express, mongodb </text:p>
      <text:p text:style-name="P23"><text:a xlink:type="simple" xlink:href="https://mdhyan99.github.io/Cool-Shop/" text:style-name="Internet_20_link" text:visited-style-name="Visited_20_Internet_20_Link"><text:span text:style-name="T6">https://mdhyan99.github.io/Cool-Shop/</text:span></text:a></text:p>
      <text:p text:style-name="P15">web shop</text:p>
      <text:p text:style-name="P15"><text:a xlink:type="simple" xlink:href="https://www.remove.bg/de/upload" text:style-name="Internet_20_link" text:visited-style-name="Visited_20_Internet_20_Link">https://www.remove.bg/de/upload</text:a> </text:p>
      <text:p text:style-name="P16">für background entfern für logo </text:p>
      <text:p text:style-name="P17"><text:soft-page-break/><text:a xlink:type="simple" xlink:href="https://www.jshero.net/success.html" text:style-name="Internet_20_link" text:visited-style-name="Visited_20_Internet_20_Link"><text:span text:style-name="T2">https://www.jshero.net/success.html</text:span></text:a> </text:p>
      <text:p text:style-name="P7">javascript üben </text:p>
      <text:p text:style-name="P7"/>
      <text:p text:style-name="P24"><text:a xlink:type="simple" xlink:href="https://learnenglish.britishcouncil.org/skills/reading" text:style-name="Internet_20_link" text:visited-style-name="Visited_20_Internet_20_Link"><text:span text:style-name="T2">https://learnenglish.britishcouncil.org/skills/reading</text:span></text:a> </text:p>
      <text:p text:style-name="P24"><text:a xlink:type="simple" xlink:href="https://learnenglish.britishcouncil.org/skills/reading/a1-reading/a-restaurant-menu" text:style-name="Internet_20_link" text:visited-style-name="Visited_20_Internet_20_Link"><text:span text:style-name="T2">https://learnenglish.britishcouncil.org/skills/reading/a1-reading/a-restaurant-menu</text:span></text:a> </text:p>
      <text:p text:style-name="P24"/>
      <text:p text:style-name="P8">für englisch lern lesen </text:p>
      <text:p text:style-name="P5"/>
      <text:p text:style-name="P5"/>
      <text:p text:style-name="P17"><text:a xlink:type="simple" xlink:href="https://www.perfect-english-grammar.com/present-perfect-or-past-simple.html" text:style-name="Internet_20_link" text:visited-style-name="Visited_20_Internet_20_Link"><text:span text:style-name="T2">https://www.perfect-english-grammar.com/present-perfect-or-past-simple.html</text:span></text:a> </text:p>
      <text:p text:style-name="P8">für gramatik englisch</text:p>
      <text:p text:style-name="P8"/>
      <text:p text:style-name="P8"><text:a xlink:type="simple" xlink:href="https://www.office.com/" text:style-name="Internet_20_link" text:visited-style-name="Visited_20_Internet_20_Link">https://www.office.com/</text:a></text:p>
      <text:p text:style-name="P26">für team and office </text:p>
      <text:p text:style-name="P27">hajmohammad.muhannad@dci.education</text:p>
      <text:p text:style-name="P27">Dci1234!</text:p>
      <text:p text:style-name="P27"/>
      <text:p text:style-name="P27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3:34:57.700365817</meta:creation-date>
    <dc:date>2022-07-22T15:01:22.123527011</dc:date>
    <meta:editing-duration>P2DT8H42M30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107" meta:character-count="1491" meta:non-whitespace-character-count="1404"/>
  </office:meta>
</office:document-meta>
</file>